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3.3602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67" table:default-cell-style-name="ce1"/>
        <table:table-row table:style-name="ro1">
          <table:table-cell table:number-columns-repeated="6" table:style-name="ce1"/>
          <table:table-cell office:value-type="string" table:style-name="ce1">
            <text:p>Identidem + EHC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erage: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E-2" table:style-name="ce1">
            <text:p>0.01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.6E-2" table:style-name="ce1">
            <text:p>0.01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.7400000000000002E-2" table:formula="of:=SUM([.B3];[.E3];[.H3];[.K3];[.N3])/5" table:style-name="ce1">
            <text:p>0.0174</text:p>
          </table:table-cell>
          <table:table-cell table:number-columns-repeated="1636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4E-2" table:style-name="ce1">
            <text:p>0.01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6E-2" table:style-name="ce1">
            <text:p>0.01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4E-2" table:style-name="ce1">
            <text:p>0.01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6E-2" table:style-name="ce1">
            <text:p>0.01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4599999999999998E-2" table:formula="of:=SUM([.B4];[.E4];[.H4];[.K4];[.N4])/5" table:style-name="ce1">
            <text:p>0.0146</text:p>
          </table:table-cell>
          <table:table-cell table:number-columns-repeated="1636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3E-2" table:style-name="ce1">
            <text:p>0.02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7000000000000003E-2" table:formula="of:=SUM([.B5];[.E5];[.H5];[.K5];[.N5])/5" table:style-name="ce1">
            <text:p>0.027</text:p>
          </table:table-cell>
          <table:table-cell table:number-columns-repeated="1636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4E-2" table:style-name="ce1">
            <text:p>0.02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4E-2" table:style-name="ce1">
            <text:p>0.02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.9E-2" table:style-name="ce1">
            <text:p>0.01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2800000000000001E-2" table:formula="of:=SUM([.B6];[.E6];[.H6];[.K6];[.N6])/5" table:style-name="ce1">
            <text:p>0.0228</text:p>
          </table:table-cell>
          <table:table-cell table:number-columns-repeated="1636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4.6600000000000003E-2" table:formula="of:=SUM([.B7];[.E7];[.H7];[.K7];[.N7])/5" table:style-name="ce1">
            <text:p>0.0466</text:p>
          </table:table-cell>
          <table:table-cell table:number-columns-repeated="1636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.7E-2" table:style-name="ce1">
            <text:p>0.047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4.7E-2" table:style-name="ce1">
            <text:p>0.047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0.05" table:formula="of:=SUM([.B8];[.E8];[.H8];[.K8];[.N8])/5" table:style-name="ce1">
            <text:p>0.05</text:p>
          </table:table-cell>
          <table:table-cell table:number-columns-repeated="1636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0.04" table:style-name="ce1">
            <text:p>0.04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.3999999999999997E-2" table:style-name="ce1">
            <text:p>0.044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.5199999999999997E-2" table:formula="of:=SUM([.B9];[.E9];[.H9];[.K9];[.N9])/5" table:style-name="ce1">
            <text:p>0.0452</text:p>
          </table:table-cell>
          <table:table-cell table:number-columns-repeated="1636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7.2999999999999995E-2" table:style-name="ce1">
            <text:p>0.073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7.3999999999999996E-2" table:formula="of:=SUM([.B10];[.E10];[.H10];[.K10];[.N10])/5" table:style-name="ce1">
            <text:p>0.074</text:p>
          </table:table-cell>
          <table:table-cell table:number-columns-repeated="1636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7000000000000003E-2" table:style-name="ce1">
            <text:p>0.09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12" table:style-name="ce1">
            <text:p>0.12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1086" table:formula="of:=SUM([.B11];[.E11];[.H11];[.K11];[.N11])/5" table:style-name="ce1">
            <text:p>0.1086</text:p>
          </table:table-cell>
          <table:table-cell table:number-columns-repeated="1636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3300000000000001" table:style-name="ce1">
            <text:p>0.133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1" table:style-name="ce1">
            <text:p>0.11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13" table:style-name="ce1">
            <text:p>0.113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27" table:style-name="ce1">
            <text:p>0.127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2279999999999999" table:formula="of:=SUM([.B12];[.E12];[.H12];[.K12];[.N12])/5" table:style-name="ce1">
            <text:p>0.1228</text:p>
          </table:table-cell>
          <table:table-cell table:number-columns-repeated="1636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15" table:style-name="ce1">
            <text:p>0.15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55" table:style-name="ce1">
            <text:p>0.155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26" table:style-name="ce1">
            <text:p>0.126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21" table:style-name="ce1">
            <text:p>0.121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56" table:style-name="ce1">
            <text:p>0.156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416" table:formula="of:=SUM([.B13];[.E13];[.H13];[.K13];[.N13])/5" table:style-name="ce1">
            <text:p>0.1416</text:p>
          </table:table-cell>
          <table:table-cell table:number-columns-repeated="1636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.7000000000000003E-2" table:style-name="ce1">
            <text:p>0.097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0.107" table:style-name="ce1">
            <text:p>0.107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8.8999999999999996E-2" table:style-name="ce1">
            <text:p>0.089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.6799999999999997E-2" table:formula="of:=SUM([.B14];[.E14];[.H14];[.K14];[.N14])/5" table:style-name="ce1">
            <text:p>0.0968</text:p>
          </table:table-cell>
          <table:table-cell table:number-columns-repeated="1636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185" table:style-name="ce1">
            <text:p>0.185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86" table:style-name="ce1">
            <text:p>0.186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85" table:style-name="ce1">
            <text:p>0.185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20300000000000001" table:style-name="ce1">
            <text:p>0.203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9280000000000003" table:formula="of:=SUM([.B15];[.E15];[.H15];[.K15];[.N15])/5" table:style-name="ce1">
            <text:p>0.1928</text:p>
          </table:table-cell>
          <table:table-cell table:number-columns-repeated="1636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159" table:style-name="ce1">
            <text:p>0.159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55" table:style-name="ce1">
            <text:p>0.155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5" table:style-name="ce1">
            <text:p>0.15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6700000000000001" table:style-name="ce1">
            <text:p>0.167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658" table:formula="of:=SUM([.B16];[.E16];[.H16];[.K16];[.N16])/5" table:style-name="ce1">
            <text:p>0.1658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182" table:style-name="ce1">
            <text:p>0.182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8099999999999999" table:style-name="ce1">
            <text:p>0.181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86" table:style-name="ce1">
            <text:p>0.186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9700000000000001" table:style-name="ce1">
            <text:p>0.197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22" table:style-name="ce1">
            <text:p>0.22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9319999999999998" table:formula="of:=SUM([.B17];[.E17];[.H17];[.K17];[.N17])/5" table:style-name="ce1">
            <text:p>0.1932</text:p>
          </table:table-cell>
          <table:table-cell table:number-columns-repeated="1636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94799999999999995" table:style-name="ce1">
            <text:p>0.948</text:p>
          </table:table-cell>
          <table:table-cell office:value-type="float" office:value="52" table:style-name="ce1">
            <text:p>52</text:p>
          </table:table-cell>
          <table:table-cell office:value-type="float" office:value="16" table:style-name="ce1">
            <text:p>16</text:p>
          </table:table-cell>
          <table:table-cell office:value-type="float" office:value="0.84199999999999997" table:style-name="ce1">
            <text:p>0.842</text:p>
          </table:table-cell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office:value-type="float" office:value="0.75900000000000001" table:style-name="ce1">
            <text:p>0.759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0.747" table:style-name="ce1">
            <text:p>0.747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1.0009999999999999" table:style-name="ce1">
            <text:p>1.001</text:p>
          </table:table-cell>
          <table:table-cell office:value-type="float" office:value="44" table:style-name="ce1">
            <text:p>44</text:p>
          </table:table-cell>
          <table:table-cell office:value-type="float" office:value="16" table:style-name="ce1">
            <text:p>16</text:p>
          </table:table-cell>
          <table:table-cell office:value-type="float" office:value="0.85939999999999994" table:formula="of:=SUM([.B18];[.E18];[.H18];[.K18];[.N18])/5" table:style-name="ce1">
            <text:p>0.8594</text:p>
          </table:table-cell>
          <table:table-cell table:number-columns-repeated="1636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.04" table:style-name="ce1">
            <text:p>2.04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1.7929999999999999" table:style-name="ce1">
            <text:p>1.793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1.742" table:style-name="ce1">
            <text:p>1.742</text:p>
          </table:table-cell>
          <table:table-cell office:value-type="float" office:value="60" table:style-name="ce1">
            <text:p>60</text:p>
          </table:table-cell>
          <table:table-cell office:value-type="float" office:value="17" table:style-name="ce1">
            <text:p>17</text:p>
          </table:table-cell>
          <table:table-cell office:value-type="float" office:value="1.597" table:style-name="ce1">
            <text:p>1.597</text:p>
          </table:table-cell>
          <table:table-cell office:value-type="float" office:value="61" table:style-name="ce1">
            <text:p>61</text:p>
          </table:table-cell>
          <table:table-cell office:value-type="float" office:value="17" table:style-name="ce1">
            <text:p>17</text:p>
          </table:table-cell>
          <table:table-cell office:value-type="float" office:value="1.974" table:style-name="ce1">
            <text:p>1.974</text:p>
          </table:table-cell>
          <table:table-cell office:value-type="float" office:value="66" table:style-name="ce1">
            <text:p>66</text:p>
          </table:table-cell>
          <table:table-cell office:value-type="float" office:value="17" table:style-name="ce1">
            <text:p>17</text:p>
          </table:table-cell>
          <table:table-cell office:value-type="float" office:value="1.8292000000000002" table:formula="of:=SUM([.B19];[.E19];[.H19];[.K19];[.N19])/5" table:style-name="ce1">
            <text:p>1.8292</text:p>
          </table:table-cell>
          <table:table-cell table:number-columns-repeated="1636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41099999999999998" table:style-name="ce1">
            <text:p>0.411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1499999999999998" table:style-name="ce1">
            <text:p>0.415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38800000000000001" table:style-name="ce1">
            <text:p>0.388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6" table:style-name="ce1">
            <text:p>0.46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1499999999999992" table:formula="of:=SUM([.B20];[.E20];[.H20];[.K20];[.N20])/5" table:style-name="ce1">
            <text:p>0.415</text:p>
          </table:table-cell>
          <table:table-cell table:number-columns-repeated="1636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2589999999999999" table:style-name="ce1">
            <text:p>1.259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258" table:style-name="ce1">
            <text:p>1.258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9179999999999999" table:style-name="ce1">
            <text:p>1.918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2609999999999999" table:style-name="ce1">
            <text:p>1.261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47" table:style-name="ce1">
            <text:p>1.47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4331999999999998" table:formula="of:=SUM([.B21];[.E21];[.H21];[.K21];[.N21])/5" table:style-name="ce1">
            <text:p>1.4332</text:p>
          </table:table-cell>
          <table:table-cell table:number-columns-repeated="1636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.6579999999999999" table:style-name="ce1">
            <text:p>2.658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4370000000000003" table:style-name="ce1">
            <text:p>4.437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391" table:style-name="ce1">
            <text:p>4.391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2990000000000004" table:style-name="ce1">
            <text:p>4.299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5.2889999999999997" table:style-name="ce1">
            <text:p>5.289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2147999999999994" table:formula="of:=SUM([.B22];[.E22];[.H22];[.K22];[.N22])/5" table:style-name="ce1">
            <text:p>4.2148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69" table:style-name="ce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Mandu Shi</meta:initial-creator>
    <dc:creator>Mandu Shi</dc:creator>
    <dc:date>2020-03-15T21:38:17Z</dc:date>
  </office:meta>
</office:document-meta>
</file>